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MS Gothic" svg:font-family="'MS Gothic'" style:font-family-generic="roman" style:font-pitch="variable"/>
    <style:font-face style:name="MS Mincho" svg:font-family="'MS Mincho'" style:font-family-generic="roman" style:font-pitch="variable"/>
    <style:font-face style:name="MS PGothic" svg:font-family="'MS PGothic'" style:font-family-generic="roman" style:font-pitch="variable"/>
    <style:font-face style:name="MS PMincho" svg:font-family="'MS P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LGC Sans" svg:font-family="'DejaVu LGC Sans'" style:font-family-generic="system" style:font-pitch="variable"/>
    <style:font-face style:name="MS Mincho1" svg:font-family="'MS Mincho'" style:font-family-generic="system" style:font-pitch="variable"/>
    <style:font-face style:name="MS PGothic1" svg:font-family="'MS PGothic'" style:font-family-generic="system" style:font-pitch="variable"/>
    <style:font-face style:name="MS PMincho1" svg:font-family="'MS PMincho'" style:font-family-generic="system" style:font-pitch="variable"/>
    <style:font-face style:name="SimHei" svg:font-family="SimHei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6.379cm" table:align="center" style:writing-mode="lr-tb"/>
    </style:style>
    <style:style style:name="表格1.A" style:family="table-column">
      <style:table-column-properties style:column-width="2.046cm"/>
    </style:style>
    <style:style style:name="表格1.B" style:family="table-column">
      <style:table-column-properties style:column-width="1.951cm"/>
    </style:style>
    <style:style style:name="表格1.C" style:family="table-column">
      <style:table-column-properties style:column-width="1.905cm"/>
    </style:style>
    <style:style style:name="表格1.F" style:family="table-column">
      <style:table-column-properties style:column-width="2.223cm"/>
    </style:style>
    <style:style style:name="表格1.G" style:family="table-column">
      <style:table-column-properties style:column-width="2.395cm"/>
    </style:style>
    <style:style style:name="表格1.H" style:family="table-column">
      <style:table-column-properties style:column-width="2.048cm"/>
    </style:style>
    <style:style style:name="表格1.1" style:family="table-row">
      <style:table-row-properties style:min-row-height="0.755cm" style:keep-together="true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none"/>
    </style:style>
    <style:style style:name="表格1.2" style:family="table-row">
      <style:table-row-properties style:min-row-height="0.813cm" style:keep-together="false" fo:keep-together="always"/>
    </style:style>
    <style:style style:name="表格2" style:family="table">
      <style:table-properties style:width="17.214cm" fo:margin-left="-0.175cm" table:align="left" style:writing-mode="lr-tb"/>
    </style:style>
    <style:style style:name="表格2.A" style:family="table-column">
      <style:table-column-properties style:column-width="1.903cm"/>
    </style:style>
    <style:style style:name="表格2.B" style:family="table-column">
      <style:table-column-properties style:column-width="2.574cm"/>
    </style:style>
    <style:style style:name="表格2.C" style:family="table-column">
      <style:table-column-properties style:column-width="7.654cm"/>
    </style:style>
    <style:style style:name="表格2.D" style:family="table-column">
      <style:table-column-properties style:column-width="2.538cm"/>
    </style:style>
    <style:style style:name="表格2.E" style:family="table-column">
      <style:table-column-properties style:column-width="2.545cm"/>
    </style:style>
    <style:style style:name="表格2.1" style:family="table-row">
      <style:table-row-properties style:min-row-height="0.52cm" style:keep-together="true" fo:keep-together="auto"/>
    </style:style>
    <style:style style:name="表格2.A1" style:family="table-cell">
      <style:table-cell-properties fo:background-color="#000080" fo:padding-left="0.175cm" fo:padding-right="0.175cm" fo:padding-top="0cm" fo:padding-bottom="0cm" fo:border-left="none" fo:border-right="none" fo:border-top="0.053cm solid #00000a" fo:border-bottom="0.026cm solid #00000a">
        <style:background-image/>
      </style:table-cell-properties>
    </style:style>
    <style:style style:name="表格2.2" style:family="table-row">
      <style:table-row-properties style:keep-together="true" fo:keep-together="auto"/>
    </style:style>
    <style:style style:name="表格2.A2" style:family="table-cell">
      <style:table-cell-properties fo:padding-left="0.175cm" fo:padding-right="0.175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size-complex="36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style:font-name="MS PGothic" fo:font-size="10pt" style:font-name-asian="MS PGothic1" style:font-size-asian="10pt" style:font-size-complex="10pt"/>
    </style:style>
    <style:style style:name="P5" style:family="paragraph" style:parent-style-name="Standard">
      <style:paragraph-properties fo:text-align="center" style:justify-single-word="false" fo:orphans="2" fo:widows="2"/>
      <style:text-properties style:font-name="MS PGothic" fo:font-size="10pt" fo:font-weight="bold" style:letter-kerning="true" style:font-size-asian="10pt" style:font-weight-asian="bold" style:font-name-complex="Times New Roman1" style:font-size-complex="10pt"/>
    </style:style>
    <style:style style:name="P6" style:family="paragraph" style:parent-style-name="Standard">
      <style:paragraph-properties fo:line-height="100%"/>
      <style:text-properties style:font-name="MS PGothic" style:font-name-asian="MS PGothic1"/>
    </style:style>
    <style:style style:name="P7" style:family="paragraph" style:parent-style-name="Standard">
      <style:paragraph-properties fo:text-align="center" style:justify-single-word="false" fo:orphans="2" fo:widows="2" fo:break-before="pag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master-page-name="Converted3">
      <style:paragraph-properties style:page-number="auto"/>
    </style:style>
    <style:style style:name="P10" style:family="paragraph" style:parent-style-name="Heading_20_1" style:list-style-name="L1"/>
    <style:style style:name="P11" style:family="paragraph" style:parent-style-name="Heading_20_1" style:list-style-name="L1" style:master-page-name="Converted2">
      <style:paragraph-properties style:page-number="auto"/>
    </style:style>
    <style:style style:name="P12" style:family="paragraph" style:parent-style-name="Heading_20_3" style:list-style-name="L1"/>
    <style:style style:name="P13" style:family="paragraph" style:parent-style-name="Heading_20_4" style:list-style-name="L1"/>
    <style:style style:name="P14" style:family="paragraph" style:parent-style-name="Heading_20_2" style:list-style-name="L1"/>
    <style:style style:name="P15" style:family="paragraph" style:parent-style-name="Normal_20_Indent">
      <style:paragraph-properties fo:margin-left="0.044cm" fo:margin-right="0cm" fo:text-align="center" style:justify-single-word="false" fo:orphans="2" fo:widows="2" fo:text-indent="0.051cm" style:auto-text-indent="false"/>
    </style:style>
    <style:style style:name="P16" style:family="paragraph" style:parent-style-name="Normal_20_Indent">
      <style:paragraph-properties fo:margin-left="0cm" fo:margin-right="0cm" fo:text-indent="0.423cm" style:auto-text-indent="false"/>
    </style:style>
    <style:style style:name="P17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xl45">
      <style:text-properties style:letter-kerning="true"/>
    </style:style>
    <style:style style:name="P22" style:family="paragraph" style:parent-style-name="xl26">
      <style:paragraph-properties fo:text-align="center" style:justify-single-word="false"/>
    </style:style>
    <style:style style:name="P23" style:family="paragraph" style:parent-style-name="Header" style:master-page-name="Converted1">
      <style:paragraph-properties style:page-number="auto"/>
    </style:style>
    <style:style style:name="P24" style:family="paragraph" style:parent-style-name="CellFooting">
      <style:paragraph-properties fo:line-height="100%"/>
    </style:style>
    <style:style style:name="P25" style:family="paragraph"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MS PGothic" fo:font-size="18pt" fo:font-weight="bold" style:font-name-asian="MS PGothic1" style:font-size-asian="18pt" style:language-asian="ja" style:country-asian="JP" style:font-weight-asian="bold" style:font-size-complex="18pt"/>
    </style:style>
    <style:style style:name="T3" style:family="text">
      <style:text-properties style:font-name="MS PGothic" fo:font-size="18pt" fo:font-weight="bold" style:font-name-asian="MS PGothic1" style:font-size-asian="18pt" style:font-weight-asian="bold" style:font-size-complex="18pt"/>
    </style:style>
    <style:style style:name="T4" style:family="text">
      <style:text-properties style:font-name="MS PGothic" fo:font-size="12pt" fo:font-weight="bold" style:font-name-asian="MS PGothic1" style:font-size-asian="12pt" style:font-weight-asian="bold" style:font-size-complex="12pt"/>
    </style:style>
    <style:style style:name="T5" style:family="text">
      <style:text-properties style:font-name="MS PGothic" fo:font-size="12pt" fo:font-weight="bold" style:font-name-asian="MS PGothic1" style:font-size-asian="12pt" style:language-asian="ja" style:country-asian="JP" style:font-weight-asian="bold" style:font-size-complex="12pt"/>
    </style:style>
    <style:style style:name="T6" style:family="text">
      <style:text-properties style:font-name="MS PGothic" fo:font-size="12pt" fo:font-weight="bold" style:font-size-asian="12pt" style:font-weight-asian="bold" style:font-name-complex="F" style:font-size-complex="12pt"/>
    </style:style>
    <style:style style:name="T7" style:family="text">
      <style:text-properties style:font-name="MS PGothic" fo:font-size="12pt" fo:font-weight="bold" style:font-size-asian="12pt" style:font-weight-asian="bold" style:font-size-complex="12pt"/>
    </style:style>
    <style:style style:name="T8" style:family="text">
      <style:text-properties style:font-name="MS PGothic" fo:font-size="10pt" style:font-name-asian="MS PGothic1" style:font-size-asian="10pt" style:language-asian="ja" style:country-asian="JP" style:font-size-complex="10pt"/>
    </style:style>
    <style:style style:name="T9" style:family="text">
      <style:text-properties style:font-name="MS PGothic" fo:font-size="10pt" style:font-name-asian="MS PGothic1" style:font-size-asian="10pt" style:font-size-complex="10pt"/>
    </style:style>
    <style:style style:name="T10" style:family="text">
      <style:text-properties style:font-name="MS PGothic" fo:font-size="10pt" style:font-size-asian="10pt" style:font-size-complex="10pt"/>
    </style:style>
    <style:style style:name="T11" style:family="text">
      <style:text-properties style:font-name="MS PGothic" fo:font-size="10pt" style:font-size-asian="10pt" style:font-name-complex="F" style:font-size-complex="10pt"/>
    </style:style>
    <style:style style:name="T12" style:family="text">
      <style:text-properties style:font-name="MS PGothic" fo:font-size="24pt" fo:font-weight="bold" style:letter-kerning="true" style:font-name-asian="MS PGothic1" style:font-size-asian="24pt" style:language-asian="ja" style:country-asian="JP" style:font-weight-asian="bold" style:font-size-complex="24pt"/>
    </style:style>
    <style:style style:name="T13" style:family="text">
      <style:text-properties style:font-name="MS PGothic" fo:font-size="24pt" fo:font-weight="bold" style:letter-kerning="true" style:font-name-asian="MS PGothic1" style:font-size-asian="24pt" style:language-asian="ja" style:country-asian="JP" style:font-weight-asian="bold" style:font-name-complex="Times New Roman1" style:font-size-complex="24pt"/>
    </style:style>
    <style:style style:name="T14" style:family="text">
      <style:text-properties style:font-name="MS PGothic" fo:font-size="24pt" fo:font-weight="bold" style:letter-kerning="true" style:font-name-asian="MS PGothic1" style:font-size-asian="24pt" style:font-weight-asian="bold" style:font-name-complex="Times New Roman1" style:font-size-complex="24pt" style:font-weight-complex="bold"/>
    </style:style>
    <style:style style:name="T15" style:family="text">
      <style:text-properties style:font-name="MS PGothic" fo:font-size="24pt" fo:font-weight="bold" style:letter-kerning="true" style:font-size-asian="24pt" style:font-weight-asian="bold" style:font-name-complex="Times New Roman1" style:font-size-complex="24pt"/>
    </style:style>
    <style:style style:name="T16" style:family="text">
      <style:text-properties style:font-name="MS PGothic" style:font-name-complex="F"/>
    </style:style>
    <style:style style:name="T17" style:family="text">
      <style:text-properties style:font-name="MS PGothic" style:font-name-asian="MS PGothic1"/>
    </style:style>
    <style:style style:name="T18" style:family="text">
      <style:text-properties style:font-name-complex="F"/>
    </style:style>
    <style:style style:name="T19" style:family="text">
      <style:text-properties style:letter-kerning="true"/>
    </style:style>
    <style:style style:name="T20" style:family="text">
      <style:text-properties style:letter-kerning="true" style:language-asian="zh" style:country-asian="CN"/>
    </style:style>
    <style:style style:name="T21" style:family="text">
      <style:text-properties fo:color="#ffffff" style:font-name="MS PGothic" fo:font-size="11pt" fo:font-weight="bold" style:letter-kerning="true" style:font-name-asian="MS PGothic1" style:font-size-asian="11pt" style:font-weight-asian="bold" style:font-name-complex="Tahoma" style:font-size-complex="11pt"/>
    </style:style>
    <style:style style:name="T22" style:family="text">
      <style:text-properties style:font-name="宋体"/>
    </style:style>
    <style:style style:name="T23" style:family="text">
      <style:text-properties style:font-name="宋体" style:font-name-asian="宋体1" style:font-name-complex="宋体1"/>
    </style:style>
    <style:style style:name="T24" style:family="text">
      <style:text-properties style:font-name="SimSun" fo:font-size="24pt" fo:font-weight="bold" style:letter-kerning="true" style:font-size-asian="24pt" style:font-weight-asian="bold" style:font-name-complex="Times New Roman1" style:font-size-complex="24pt"/>
    </style:style>
    <style:style style:name="T25" style:family="text">
      <style:text-properties fo:text-transform="uppercase" style:font-name="Century" fo:font-size="10.5pt" fo:font-weight="bold" style:letter-kerning="true" style:font-size-asian="10.5pt" style:font-weight-asian="bold" style:font-name-complex="F" style:font-size-complex="11pt" style:font-weight-complex="bold"/>
    </style:style>
    <style:style style:name="T26" style:family="text">
      <style:text-properties text:display="none"/>
    </style:style>
    <style:style style:name="T27" style:family="text">
      <style:text-properties style:font-name-complex="MS PGothic1"/>
    </style:style>
    <style:style style:name="T28" style:family="text">
      <style:text-properties style:font-name="宋体" fo:font-size="36pt" style:font-size-asian="36pt" style:font-size-complex="3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rect text:anchor-type="as-char" svg:y="0cm" draw:z-index="1" draw:style-name="gr2" draw:text-style-name="P25" svg:width="0.101cm" svg:height="0.101cm"><text:p><text:span text:style-name="T28">环境构筑手册</text:span></text:p></draw:rect><draw:rect text:anchor-type="as-char" svg:y="0cm" draw:z-index="0" draw:style-name="gr1" draw:text-style-name="P25" svg:width="0.101cm" svg:height="0.101cm"><text:p/></draw:rect><text:span text:style-name="T2">東軟機密</text:span>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>Ver 0</text:span><text:span text:style-name="T6">.0</text:span><text:span text:style-name="T5">.</text:span><text:span text:style-name="T6">3</text:span></text:p>
      <text:p text:style-name="P1"><text:span text:style-name="T7">2010</text:span><text:span text:style-name="T4">年</text:span><text:span text:style-name="T7">12</text:span><text:span text:style-name="T4">月</text:span><text:span text:style-name="T7">15</text:span><text:span text:style-name="T4">日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able:table table:name="表格1" table:style-name="表格1">
        <table:table-column table:style-name="表格1.A"/>
        <table:table-column table:style-name="表格1.B"/>
        <table:table-column table:style-name="表格1.C" table:number-columns-repeated="3"/>
        <table:table-column table:style-name="表格1.F"/>
        <table:table-column table:style-name="表格1.G"/>
        <table:table-column table:style-name="表格1.H"/>
        <table:table-row table:style-name="表格1.1">
          <table:table-cell table:style-name="表格1.A1" office:value-type="string">
            <text:p text:style-name="P1"><text:span text:style-name="T8">ページ数</text:span></text:p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><text:span text:style-name="T8">本文</text:span></text:p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><text:span text:style-name="T8">付録</text:span></text:p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><text:span text:style-name="T8">発行日付</text:span></text:p>
          </table:table-cell>
          <table:table-cell table:style-name="表格1.A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><text:span text:style-name="T8">作成者</text:span></text:p>
          </table:table-cell>
          <table:table-cell table:style-name="表格1.A1" table:number-columns-spanned="3" office:value-type="string">
            <text:p text:style-name="P22"><text:span text:style-name="T20">吕凯</text:span></text:p>
          </table:table-cell>
          <table:covered-table-cell/>
          <table:covered-table-cell/>
          <table:table-cell table:style-name="表格1.A1" office:value-type="string">
            <text:p text:style-name="P1"><text:span text:style-name="T8">承認者</text:span></text:p>
          </table:table-cell>
          <table:table-cell table:style-name="表格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15"><text:span text:style-name="T12">変更履歴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24"><text:span text:style-name="T21">版数</text:span></text:p>
          </table:table-cell>
          <table:table-cell table:style-name="表格2.A1" office:value-type="string">
            <text:p text:style-name="P24"><text:span text:style-name="T21">年/月/日</text:span></text:p>
          </table:table-cell>
          <table:table-cell table:style-name="表格2.A1" office:value-type="string">
            <text:p text:style-name="P24"><text:span text:style-name="T21">改版内容</text:span></text:p>
          </table:table-cell>
          <table:table-cell table:style-name="表格2.A1" office:value-type="string">
            <text:p text:style-name="P24"><text:span text:style-name="T21">担当者</text:span></text:p>
          </table:table-cell>
          <table:table-cell table:style-name="表格2.A1" office:value-type="string">
            <text:p text:style-name="P24"><text:span text:style-name="T21">承認者</text:span></text:p>
          </table:table-cell>
        </table:table-row>
        <table:table-row table:style-name="表格2.2">
          <table:table-cell table:style-name="表格2.A2" office:value-type="string">
            <text:p text:style-name="P3"><text:span text:style-name="T9">0.01</text:span></text:p>
          </table:table-cell>
          <table:table-cell table:style-name="表格2.A2" office:value-type="string">
            <text:p text:style-name="P3"><text:span text:style-name="T9">2010/</text:span><text:span text:style-name="T10">11</text:span><text:span text:style-name="T9">/</text:span><text:span text:style-name="T10">16</text:span></text:p>
          </table:table-cell>
          <table:table-cell table:style-name="表格2.A2" office:value-type="string">
            <text:p text:style-name="P3"><text:span text:style-name="T9">新規作成</text:span></text:p>
          </table:table-cell>
          <table:table-cell table:style-name="表格2.A2" office:value-type="string">
            <text:p text:style-name="P3"><text:span text:style-name="T22">吕凯</text:span></text:p>
          </table:table-cell>
          <table:table-cell table:style-name="表格2.A2" office:value-type="string">
            <text:p text:style-name="P4"/>
          </table:table-cell>
        </table:table-row>
        <table:table-row table:style-name="表格2.2">
          <table:table-cell table:style-name="表格2.A2" office:value-type="string">
            <text:p text:style-name="P3"><text:span text:style-name="T9">0.0</text:span><text:span text:style-name="T11">2</text:span></text:p>
          </table:table-cell>
          <table:table-cell table:style-name="表格2.A2" office:value-type="string">
            <text:p text:style-name="P3"><text:span text:style-name="T9">2010/</text:span><text:span text:style-name="T10">11</text:span><text:span text:style-name="T9">/</text:span><text:span text:style-name="T10">30</text:span></text:p>
          </table:table-cell>
          <table:table-cell table:style-name="表格2.A2" office:value-type="string">
            <text:p text:style-name="P3"><text:span text:style-name="T16">内容更新与精简</text:span></text:p>
          </table:table-cell>
          <table:table-cell table:style-name="表格2.A2" office:value-type="string">
            <text:p text:style-name="P3"><text:span text:style-name="T22">吕凯</text:span></text:p>
          </table:table-cell>
          <table:table-cell table:style-name="表格2.A2" office:value-type="string">
            <text:p text:style-name="P6"/>
          </table:table-cell>
        </table:table-row>
        <table:table-row table:style-name="表格2.2">
          <table:table-cell table:style-name="表格2.A2" office:value-type="string">
            <text:p text:style-name="P3"><text:span text:style-name="T9">0.0</text:span><text:span text:style-name="T11">2</text:span></text:p>
          </table:table-cell>
          <table:table-cell table:style-name="表格2.A2" office:value-type="string">
            <text:p text:style-name="P3"><text:span text:style-name="T9">2010/</text:span><text:span text:style-name="T10">12</text:span><text:span text:style-name="T9">/</text:span><text:span text:style-name="T11">15</text:span></text:p>
          </table:table-cell>
          <table:table-cell table:style-name="表格2.A2" office:value-type="string">
            <text:p text:style-name="P3"><text:span text:style-name="T16">内容更新与精简</text:span></text:p>
          </table:table-cell>
          <table:table-cell table:style-name="表格2.A2" office:value-type="string">
            <text:p text:style-name="P3"><text:span text:style-name="T22">吕凯</text:span></text:p>
          </table:table-cell>
          <table:table-cell table:style-name="表格2.A2" office:value-type="string">
            <text:p text:style-name="P6"/>
          </table:table-cell>
        </table:table-row>
        <table:table-row table:style-name="表格2.2"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</table:table-row>
        <table:table-row table:style-name="表格2.2"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  <table:table-cell table:style-name="表格2.A2" office:value-type="string">
            <text:p text:style-name="P6"/>
          </table:table-cell>
        </table:table-row>
      </table:table>
      <text:p text:style-name="Standard"/>
      <text:p text:style-name="Standard">※変更種別</text:p>
      <text:p text:style-name="Standard"><text:span text:style-name="T1">A:追加</text:span></text:p>
      <text:p text:style-name="Standard">B:削除</text:p>
      <text:p text:style-name="Standard"><text:span text:style-name="T1">C:変更</text:span></text:p>
      <text:p text:style-name="P16"/>
      <text:p text:style-name="P16"/>
      <text:p text:style-name="P7"><text:span text:style-name="T13">目</text:span><text:span text:style-name="T15"> </text:span><text:span text:style-name="T13">次</text:span></text:p>
      <text:p text:style-name="P5"/>
      <text:table-of-content text:style-name="Sect1" text:protected="true" text:name="内容目录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1.编译环境和编译|outline">1.编译环境和编译<text:tab/>5</text:a></text:p>
          <text:p text:style-name="P20"><text:a xlink:type="simple" xlink:href="#1.1.环境搭建|outline">1.环境搭建<text:tab/>5</text:a></text:p>
          <text:p text:style-name="P18"><text:a xlink:type="simple" xlink:href="#1.1.1.centeros 安装.（省略）|outline">1.1.centeros 安装.（省略）<text:tab/>5</text:a></text:p>
          <text:p text:style-name="P18"><text:a xlink:type="simple" xlink:href="#1.1.2.安装交叉编译工具链(SONY-CE-Linux-5.0.4.1-ARM.iso)|outline">1.2.安装交叉编译工具链(SONY-CE-Linux-5.0.4.1-ARM.iso)<text:tab/>5</text:a></text:p>
          <text:p text:style-name="P18"><text:a xlink:type="simple" xlink:href="#1.1.3.安装内核头文件|outline">1.3.安装内核头文件<text:tab/>5</text:a></text:p>
          <text:p text:style-name="P20"><text:a xlink:type="simple" xlink:href="#1.2.代码编译|outline">2.代码编译<text:tab/>5</text:a></text:p>
          <text:p text:style-name="P18"><text:a xlink:type="simple" xlink:href="#1.2.1.release时|outline">2.1.release时<text:tab/>5</text:a></text:p>
          <text:p text:style-name="P17"><text:a xlink:type="simple" xlink:href="#1.2.1.1.编译内核|outline">2.1.1.编译内核<text:tab/>5</text:a></text:p>
          <text:p text:style-name="P17"><text:a xlink:type="simple" xlink:href="#1.2.1.2.编译app以及生成文件系统镜像|outline">2.1.2.编译app以及生成文件系统镜像<text:tab/>6</text:a></text:p>
          <text:p text:style-name="P18"><text:a xlink:type="simple" xlink:href="#1.2.2.开发时|outline">2.2.开发时<text:tab/>6</text:a></text:p>
          <text:p text:style-name="P19"><text:a xlink:type="simple" xlink:href="#2.运行环境和运行|outline">2.运行环境和运行<text:tab/>7</text:a></text:p>
          <text:p text:style-name="P20"><text:a xlink:type="simple" xlink:href="#2.1.pc机端配置|outline">1.pc机端配置<text:tab/>7</text:a></text:p>
          <text:p text:style-name="P18"><text:a xlink:type="simple" xlink:href="#2.1.1.配置nfs服务|outline">1.1.配置nfs服务<text:tab/>7</text:a></text:p>
          <text:p text:style-name="P18"><text:a xlink:type="simple" xlink:href="#2.1.2.配置tftp服务|outline">1.2.配置tftp服务<text:tab/>8</text:a></text:p>
          <text:p text:style-name="P18"><text:a xlink:type="simple" xlink:href="#2.1.3.配置minicom|outline">1.3.配置minicom<text:tab/>9</text:a></text:p>
          <text:p text:style-name="P18"><text:a xlink:type="simple" xlink:href="#2.1.4.准备内核|outline">1.4.准备内核<text:tab/>10</text:a></text:p>
          <text:p text:style-name="P18"><text:a xlink:type="simple" xlink:href="#2.1.5.准备文件系统|outline">1.5.准备文件系统<text:tab/>10</text:a></text:p>
          <text:p text:style-name="P20"><text:a xlink:type="simple" xlink:href="#2.2.开发板设置|outline">2.开发板设置<text:tab/>10</text:a></text:p>
          <text:p text:style-name="P18"><text:a xlink:type="simple" xlink:href="#2.2.1.release时|outline">2.1.release时<text:tab/>11</text:a></text:p>
          <text:p text:style-name="P18"><text:a xlink:type="simple" xlink:href="#2.2.2.开发时|outline">2.2.开发时<text:tab/>12</text:a></text:p>
          <text:p text:style-name="P20"><text:a xlink:type="simple" xlink:href="#2.3.程序运行|outline">3.程序运行<text:tab/>12</text:a></text:p>
          <text:p text:style-name="P19"><text:a xlink:type="simple" xlink:href="#3.其他补充|outline">3.其他补充<text:tab/>13</text:a></text:p>
        </text:index-body>
      </text:table-of-content>
      <text:p text:style-name="Standard"/>
      <text:list xml:id="list78015433" text:style-name="L1">
        <text:list-item>
          <text:h text:style-name="P11" text:outline-level="1"><text:bookmark-start text:name="_Toc280191855"/>编译环境和编译<text:bookmark-end text:name="_Toc280191855"/></text:h>
          <text:list>
            <text:list-item>
              <text:h text:style-name="P14" text:outline-level="2"><text:bookmark-start text:name="_Toc280191856"/><text:span text:style-name="T23">环</text:span><text:span text:style-name="T27">境搭建</text:span><text:bookmark-end text:name="_Toc280191856"/></text:h>
              <text:list>
                <text:list-item>
                  <text:h text:style-name="P12" text:outline-level="3"><text:bookmark-start text:name="_Toc280191857"/>centeros 安装.（省略）<text:bookmark-end text:name="_Toc280191857"/></text:h>
                </text:list-item>
                <text:list-item>
                  <text:h text:style-name="P12" text:outline-level="3"><text:bookmark-start text:name="_Toc280191858"/>安装交叉编译工具链(SONY-CE-Linux-5.0.4.1-ARM.iso)<text:bookmark-end text:name="_Toc280191858"/></text:h>
                </text:list-item>
              </text:list>
            </text:list-item>
          </text:list>
        </text:list-item>
      </text:list>
      <text:p text:style-name="HTML_20_Preformatted">#cd SONY-CE-Linux-5.0.4.1-ARM/Tools_Userland/arm</text:p>
      <text:p text:style-name="HTML_20_Preformatted">#rpm -e $(rpm -qa "arm-sony-linux-gnueabi-*")</text:p>
      <text:p text:style-name="HTML_20_Preformatted">#rm -rf /usr/local/arm-sony-linux-gnueabi/</text:p>
      <text:p text:style-name="HTML_20_Preformatted">#rpm -Uvh --ignorearch *.rpm</text:p>
      <text:p text:style-name="HTML_20_Preformatted">其中SONY-CE-Linux-5.0.4.1-ARM/doc/install_en.txt里面有相关的文档。</text:p>
      <text:p text:style-name="HTML_20_Preformatted"/>
      <text:list xml:id="list501857876" text:continue-numbering="true" text:style-name="L1">
        <text:list-item>
          <text:list>
            <text:list-item>
              <text:list>
                <text:list-item>
                  <text:h text:style-name="P12" text:outline-level="3"><text:bookmark-start text:name="_Toc280191859"/>安装内核头文件<text:bookmark-end text:name="_Toc280191859"/></text:h>
                </text:list-item>
              </text:list>
            </text:list-item>
          </text:list>
        </text:list-item>
      </text:list>
      <text:p text:style-name="HTML_20_Preformatted">#cd &lt;latest kernel path&gt;</text:p>
      <text:p text:style-name="HTML_20_Preformatted">#export PATH=/usr/local/arm-sony-linux-gnueabi/devel/bin:${PATH//\/usr\/local\/arm-sony-linux-gnueabi\/devel\/bin:/}</text:p>
      <text:p text:style-name="HTML_20_Preformatted">#make avp13_defconfig</text:p>
      <text:p text:style-name="HTML_20_Preformatted">#make</text:p>
      <text:p text:style-name="HTML_20_Preformatted">#make kernel_headers_install</text:p>
      <text:p text:style-name="HTML_20_Preformatted"/>
      <text:list xml:id="list835661339" text:continue-numbering="true" text:style-name="L1">
        <text:list-item>
          <text:list>
            <text:list-item>
              <text:h text:style-name="P14" text:outline-level="2"><text:bookmark-start text:name="_Toc280191860"/>代<text:span text:style-name="T23">码编译</text:span><text:bookmark-end text:name="_Toc280191860"/></text:h>
              <text:list>
                <text:list-item>
                  <text:h text:style-name="P12" text:outline-level="3"><text:bookmark-start text:name="_Toc280191861"/>release时<text:bookmark-end text:name="_Toc280191861"/></text:h>
                  <text:list>
                    <text:list-item>
                      <text:h text:style-name="P13" text:outline-level="4"><text:span text:style-name="T23">编译内核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HTML_20_Preformatted">$export PATH=/usr/local/arm-sony-linux-gnueabi/devel/bin:${PATH//\/usr\/local\/arm-sony-linux-gnueabi\/devel\/bin:/}</text:p>
      <text:p text:style-name="HTML_20_Preformatted">$cd &lt;latest kernel path&gt;</text:p>
      <text:p text:style-name="HTML_20_Preformatted">$ make avp13_defconfig</text:p>
      <text:p text:style-name="HTML_20_Preformatted">$ make</text:p>
      <text:p text:style-name="HTML_20_Preformatted">生成的内核avp13Build/vmlinux</text:p>
      <text:p text:style-name="HTML_20_Preformatted"/>
      <text:list xml:id="list171239866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h text:style-name="P13" text:outline-level="4"><text:span text:style-name="T23">编译</text:span>app<text:span text:style-name="T23">以及生成文件系统镜像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HTML_20_Preformatted">#export PATH=/usr/local/arm-sony-linux-gnueabi/bin:${PATH//\/usr\/local\/arm-sony-linux-gnueabi\/bin:/}</text:p>
      <text:p text:style-name="HTML_20_Preformatted">#cd &lt;latest rootfs path&gt;</text:p>
      <text:p text:style-name="HTML_20_Preformatted">#cd makerootfs</text:p>
      <text:p text:style-name="HTML_20_Preformatted">#./makerootfs.sh all</text:p>
      <text:p text:style-name="HTML_20_Preformatted">注意，</text:p>
      <text:p text:style-name="HTML_20_Preformatted">生成的镜像名称为target/*.img</text:p>
      <text:p text:style-name="HTML_20_Preformatted">对于该脚本具体信息，最好参考下makerootfs/readme</text:p>
      <text:p text:style-name="HTML_20_Preformatted"/>
      <text:p text:style-name="HTML_20_Preformatted"/>
      <text:list xml:id="list1068092602" text:continue-numbering="true" text:style-name="L1">
        <text:list-item>
          <text:list>
            <text:list-item>
              <text:list>
                <text:list-item>
                  <text:h text:style-name="P12" text:outline-level="3"><text:bookmark-start text:name="_Toc280191862"/>开发时<text:bookmark-end text:name="_Toc280191862"/></text:h>
                </text:list-item>
              </text:list>
            </text:list-item>
          </text:list>
        </text:list-item>
      </text:list>
      <text:p text:style-name="HTML_20_Preformatted">每次修改完代码，编译过程如下：</text:p>
      <text:p text:style-name="HTML_20_Preformatted">$export PATH=/usr/local/arm-sony-linux-gnueabi/bin:${PATH//\/usr\/local\/arm-sony-linux-gnueabi\/bin:/}</text:p>
      <text:p text:style-name="HTML_20_Preformatted">$cd &lt;latest rootfs path&gt;</text:p>
      <text:p text:style-name="HTML_20_Preformatted"><text:soft-page-break/>$cd diablo/diabloMainCpu</text:p>
      <text:p text:style-name="HTML_20_Preformatted">$cd build</text:p>
      <text:p text:style-name="HTML_20_Preformatted">$./build.sh</text:p>
      <text:p text:style-name="HTML_20_Preformatted">这样会根据时间戳编译最新的内容。在第一次编译前或者增删文件时需要运行./build.sh depend.</text:p>
      <text:p text:style-name="HTML_20_Preformatted">全部log信息存放在build_Diablo.log</text:p>
      <text:p text:style-name="HTML_20_Preformatted">编译如果出错，那么错误信息存放在error.log</text:p>
      <text:p text:style-name="HTML_20_Preformatted">上次的编译log以及编译错误分别存放在：build_Diablo.old.log和error.old.log</text:p>
      <text:p text:style-name="HTML_20_Preformatted">清除之前的编译中间文件：</text:p>
      <text:p text:style-name="HTML_20_Preformatted">$./build.sh clean</text:p>
      <text:p text:style-name="HTML_20_Preformatted"/>
      <text:list xml:id="list1969855005" text:continue-numbering="true" text:style-name="L1">
        <text:list-item>
          <text:h text:style-name="P10" text:outline-level="1"><text:bookmark-start text:name="_Toc280191863"/>运行环境和运行<text:bookmark-end text:name="_Toc280191863"/></text:h>
          <text:list>
            <text:list-item>
              <text:h text:style-name="P14" text:outline-level="2"><text:bookmark-start text:name="_Toc280191864"/>pc机端配置<text:bookmark-end text:name="_Toc280191864"/></text:h>
              <text:list>
                <text:list-item>
                  <text:h text:style-name="P12" text:outline-level="3"><text:bookmark-start text:name="_Toc280191865"/>配置nfs服务<text:bookmark-end text:name="_Toc280191865"/></text:h>
                </text:list-item>
              </text:list>
            </text:list-item>
          </text:list>
        </text:list-item>
      </text:list>
      <text:p text:style-name="HTML_20_Preformatted">配置nfs服务的目的是让板通过网络把nfs的目录当做板子环境中的根目录。</text:p>
      <text:p text:style-name="HTML_20_Preformatted">(1)编辑/etc/exports</text:p>
      <text:p text:style-name="HTML_20_Preformatted">添加类似如下一行：</text:p>
      <text:p text:style-name="HTML_20_Preformatted">&lt;your nfs directory&gt; *(rw,sync,no_root_squash)</text:p>
      <text:p text:style-name="HTML_20_Preformatted">在配置NFS之前先查看“rpm -q nfs-utils portmap“两个软件包是否安装，默认都是安装的。</text:p>
      <text:p text:style-name="HTML_20_Preformatted">这里，'&lt;your nfs directory&gt;'是你本地的nfs目录，可以随意设置。具体含义参见"info exports".</text:p>
      <text:p text:style-name="HTML_20_Preformatted">(2)重启服务：</text:p>
      <text:p text:style-name="HTML_20_Preformatted">#/etc/init.d/nfs restart</text:p>
      <text:p text:style-name="HTML_20_Preformatted">#/etc/init.d/portmap restart</text:p>
      <text:p text:style-name="HTML_20_Preformatted">(3)关闭防火墙：</text:p>
      <text:p text:style-name="HTML_20_Preformatted">这一步有的人可以不用做。</text:p>
      <text:p text:style-name="HTML_20_Preformatted">具体在："系统"-&gt;"管理"-&gt;"安全级别和防火墙"</text:p>
      <text:p text:style-name="HTML_20_Preformatted">至此nfs服务搭建完毕，测试方法如下：</text:p>
      <text:p text:style-name="HTML_20_Preformatted">在其它机器上运行：</text:p>
      <text:p text:style-name="HTML_20_Preformatted">#mkdir nfstest</text:p>
      <text:p text:style-name="HTML_20_Preformatted">#mount -t nfs &lt;你的ip&gt;:&lt;你的nfs目录&gt; nfstest</text:p>
      <text:p text:style-name="HTML_20_Preformatted">如果成功则完毕。</text:p>
      <text:p text:style-name="HTML_20_Preformatted"/>
      <text:list xml:id="list393968428" text:continue-numbering="true" text:style-name="L1">
        <text:list-item>
          <text:list>
            <text:list-item>
              <text:list>
                <text:list-item>
                  <text:h text:style-name="P12" text:outline-level="3"><text:bookmark-start text:name="_Toc280191866"/>配置tftp服务<text:bookmark-end text:name="_Toc280191866"/></text:h>
                </text:list-item>
              </text:list>
            </text:list-item>
          </text:list>
        </text:list-item>
      </text:list>
      <text:p text:style-name="HTML_20_Preformatted">配置tftp服务的目地是让板子通过tftp下载内核并启动。</text:p>
      <text:p text:style-name="HTML_20_Preformatted">(1)安装tftp客户/服务端:</text:p>
      <text:p text:style-name="HTML_20_Preformatted">#yum install tftp.i386</text:p>
      <text:p text:style-name="HTML_20_Preformatted">#yum install tftp-server.i386</text:p>
      <text:p text:style-name="HTML_20_Preformatted">这里，如果不行就先运行"#yum makecache"试试。</text:p>
      <text:p text:style-name="HTML_20_Preformatted">(2)编辑/etc/xinetd.d/tftp</text:p>
      <text:p text:style-name="HTML_20_Preformatted">service tftp</text:p>
      <text:p text:style-name="HTML_20_Preformatted">{</text:p>
      <text:p text:style-name="HTML_20_Preformatted"><text:s text:c="8"/>socket_type <text:s text:c="12"/>= dgram</text:p>
      <text:p text:style-name="HTML_20_Preformatted"><text:s text:c="8"/>protocol <text:s text:c="15"/>= udp</text:p>
      <text:p text:style-name="HTML_20_Preformatted"><text:s text:c="8"/>wait <text:s text:c="19"/>= yes</text:p>
      <text:p text:style-name="HTML_20_Preformatted"><text:s text:c="8"/>user <text:s text:c="19"/>= root</text:p>
      <text:p text:style-name="HTML_20_Preformatted"><text:s text:c="8"/>server <text:s text:c="17"/>= /usr/sbin/in.tftpd</text:p>
      <text:p text:style-name="HTML_20_Preformatted"><text:s text:c="8"/>server_args <text:s text:c="12"/>= -s /tftpboot</text:p>
      <text:p text:style-name="HTML_20_Preformatted"><text:soft-page-break/><text:s text:c="8"/>disable <text:s text:c="16"/>= no</text:p>
      <text:p text:style-name="HTML_20_Preformatted"><text:s text:c="8"/>per_source <text:s text:c="13"/>= 11</text:p>
      <text:p text:style-name="HTML_20_Preformatted"><text:s text:c="8"/>cps <text:s text:c="20"/>= 100 2</text:p>
      <text:p text:style-name="HTML_20_Preformatted"><text:s text:c="8"/>flags <text:s text:c="18"/>= IPv4</text:p>
      <text:p text:style-name="HTML_20_Preformatted">}</text:p>
      <text:p text:style-name="HTML_20_Preformatted">这里，disable是指关闭还是打开tftp服务，取值yes/no.</text:p>
      <text:p text:style-name="HTML_20_Preformatted">server_args指定tftp服务在本地机器上的导出目录。其它参数具体含义参见“info xinetd.conf”.</text:p>
      <text:p text:style-name="HTML_20_Preformatted">(3)重启服务：</text:p>
      <text:p text:style-name="HTML_20_Preformatted">#/etc/init.d/xinetd restart</text:p>
      <text:p text:style-name="HTML_20_Preformatted">至此tftp服务搭建完毕，测试方法如下：</text:p>
      <text:p text:style-name="HTML_20_Preformatted">在本地机器上运行：</text:p>
      <text:p text:style-name="HTML_20_Preformatted">#&gt;&gt;/tftpboot/mytest</text:p>
      <text:p text:style-name="HTML_20_Preformatted">在其它机器上运行：</text:p>
      <text:p text:style-name="HTML_20_Preformatted">#tftp &lt;你的ip地址&gt;</text:p>
      <text:p text:style-name="HTML_20_Preformatted">#get mytest</text:p>
      <text:p text:style-name="HTML_20_Preformatted">然后"[Ctrl]D"退出，如果在那个其他机器的当前目录看到mytest说明成功。</text:p>
      <text:p text:style-name="HTML_20_Preformatted"/>
      <text:list xml:id="list1309553775" text:continue-numbering="true" text:style-name="L1">
        <text:list-item>
          <text:list>
            <text:list-item>
              <text:list>
                <text:list-item>
                  <text:h text:style-name="P12" text:outline-level="3"><text:bookmark-start text:name="_Toc280191867"/>配置minicom<text:bookmark-end text:name="_Toc280191867"/></text:h>
                </text:list-item>
              </text:list>
            </text:list-item>
          </text:list>
        </text:list-item>
      </text:list>
      <text:p text:style-name="HTML_20_Preformatted">配置minicom的目的是让pc机可以通过minicom连接开发板。</text:p>
      <text:p text:style-name="HTML_20_Preformatted">(1)#minicom -s</text:p>
      <text:p text:style-name="HTML_20_Preformatted">(2)选择"Serial port setup"</text:p>
      <text:p text:style-name="HTML_20_Preformatted">配置其中的如下配置选项：</text:p>
      <text:p text:style-name="HTML_20_Preformatted">A - <text:s text:c="3"/>Serial Device <text:s text:c="5"/>: /dev/ttyS0</text:p>
      <text:p text:style-name="HTML_20_Preformatted">E - <text:s text:c="3"/>Bps/Par/Bits <text:s text:c="6"/>: 115200 8N1</text:p>
      <text:p text:style-name="HTML_20_Preformatted">F - Hardware Flow Control : No</text:p>
      <text:p text:style-name="HTML_20_Preformatted">G - Software Flow Control : No</text:p>
      <text:p text:style-name="HTML_20_Preformatted"/>
      <text:list xml:id="list282535170" text:continue-numbering="true" text:style-name="L1">
        <text:list-item>
          <text:list>
            <text:list-item>
              <text:list>
                <text:list-item>
                  <text:h text:style-name="P12" text:outline-level="3"><text:bookmark-start text:name="_Toc280191868"/>准备内核<text:bookmark-end text:name="_Toc280191868"/></text:h>
                </text:list-item>
              </text:list>
            </text:list-item>
          </text:list>
        </text:list-item>
      </text:list>
      <text:p text:style-name="HTML_20_Preformatted">将编译好的内核放到tftp的导出目录。</text:p>
      <text:p text:style-name="HTML_20_Preformatted">导出目录按前面配置应该是:/tftpboot</text:p>
      <text:p text:style-name="HTML_20_Preformatted">#cp vmlinux /tftpboot/vmlinux</text:p>
      <text:p text:style-name="HTML_20_Preformatted"/>
      <text:list xml:id="list1821027797" text:continue-numbering="true" text:style-name="L1">
        <text:list-item>
          <text:list>
            <text:list-item>
              <text:list>
                <text:list-item>
                  <text:h text:style-name="P12" text:outline-level="3"><text:bookmark-start text:name="_Toc280191869"/>准备文件系统<text:bookmark-end text:name="_Toc280191869"/></text:h>
                </text:list-item>
              </text:list>
            </text:list-item>
          </text:list>
        </text:list-item>
      </text:list>
      <text:p text:style-name="HTML_20_Preformatted">为release使用，将文件系统镜像(ramdisk.img)拷贝到tftp导出目录(/tftpboot)。</text:p>
      <text:p text:style-name="HTML_20_Preformatted">为开发使用，将文件系统中所有内容拷贝到nfs导出目录(&lt;your nfs directory&gt;)。</text:p>
      <text:p text:style-name="HTML_20_Preformatted">编译时候生成的文件系统以及镜像在目录"Rootfs/makerootfs/target/"中.</text:p>
      <text:p text:style-name="HTML_20_Preformatted"/>
      <text:list xml:id="list1976464666" text:continue-numbering="true" text:style-name="L1">
        <text:list-item>
          <text:list>
            <text:list-item>
              <text:h text:style-name="P14" text:outline-level="2"><text:bookmark-start text:name="_Toc280191870"/><text:span text:style-name="T23">开发</text:span><text:span text:style-name="T27">板</text:span><text:span text:style-name="T23">设</text:span><text:span text:style-name="T27">置</text:span><text:bookmark-end text:name="_Toc280191870"/></text:h>
            </text:list-item>
          </text:list>
        </text:list-item>
      </text:list>
      <text:p text:style-name="HTML_20_Preformatted">pc端配置好之后，启动minicom，再启动开发板，会自动进入bootloader。</text:p>
      <text:p text:style-name="HTML_20_Preformatted"/>
      <text:list xml:id="list1513174231" text:continue-numbering="true" text:style-name="L1">
        <text:list-item>
          <text:list>
            <text:list-item>
              <text:list>
                <text:list-item>
                  <text:h text:style-name="P12" text:outline-level="3"><text:bookmark-start text:name="_Toc280191871"/>release时<text:bookmark-end text:name="_Toc280191871"/></text:h>
                </text:list-item>
              </text:list>
            </text:list-item>
          </text:list>
        </text:list-item>
      </text:list>
      <text:p text:style-name="HTML_20_Preformatted">需先将文件系统和内核写到flash rom中,配置如下：</text:p>
      <text:p text:style-name="HTML_20_Preformatted">NBL&gt; diag ethaddr 00:11:22:33:44:55</text:p>
      <text:p text:style-name="HTML_20_Preformatted">NBL&gt; setenv myip 10.1.29.180</text:p>
      <text:p text:style-name="HTML_20_Preformatted">NBL&gt; setenv servip 10.1.29.44</text:p>
      <text:p text:style-name="HTML_20_Preformatted">NBL&gt; sdm init</text:p>
      <text:p text:style-name="HTML_20_Preformatted">NBL&gt; sdm create -n -l 0x600000 kernel</text:p>
      <text:p text:style-name="HTML_20_Preformatted">NBL&gt; sdm create -n -l 0x600000 initrd_fat</text:p>
      <text:p text:style-name="HTML_20_Preformatted"><text:soft-page-break/>NBL&gt; fdisk -a sdme::</text:p>
      <text:p text:style-name="HTML_20_Preformatted">NBL&gt; mkfs sdme1:uvfat:</text:p>
      <text:p text:style-name="HTML_20_Preformatted">NBL&gt; mkdir sdme1:uvfat:/boot</text:p>
      <text:p text:style-name="HTML_20_Preformatted"/>
      <text:p text:style-name="HTML_20_Preformatted">NBL&gt; cp net:tftp:vmlinux sdmd::</text:p>
      <text:p text:style-name="HTML_20_Preformatted">NBL&gt; cp net:tftp:ramdisk.img sdme1:uvfat:/boot/</text:p>
      <text:p text:style-name="HTML_20_Preformatted">NBL&gt; bootprof init</text:p>
      <text:p text:style-name="HTML_20_Preformatted">NBL&gt; bootprof param -k sdmd:raw:vmlinux -c "mem=252MB console=ttyS0,115200n8 rdinit=/sbin/init ip=10.1.29.xx1::10.1.29.1:255.255.255.0" -i sdme1:uvfat:/boot/ramdisk.img -t 3 -n 3 Linux</text:p>
      <text:p text:style-name="HTML_20_Preformatted">NBL&gt; bootprof param -k sdmd:raw:vmlinux -c "mem=252MB console=ttyS0,115200n8 rdinit=/sbin/init ip=10.1.29.xx1::10.1.29.1:255.255.255.0" -i sdme1:uvfat:/boot/ramdisk.img -t 3 -n 3 Linux0</text:p>
      <text:p text:style-name="HTML_20_Preformatted"/>
      <text:p text:style-name="HTML_20_Preformatted">最后，将开发板断电并设置s1902跳线组第一号开关为"on".</text:p>
      <text:p text:style-name="HTML_20_Preformatted">这里，10.1.29.xx1是开发板ip.如上设置如果正确，上电之后即可实现自动启动。</text:p>
      <text:p text:style-name="HTML_20_Preformatted"/>
      <text:list xml:id="list1799460321" text:continue-numbering="true" text:style-name="L1">
        <text:list-item>
          <text:list>
            <text:list-item>
              <text:list>
                <text:list-item>
                  <text:h text:style-name="P12" text:outline-level="3"><text:bookmark-start text:name="_Toc280191872"/>开发时<text:bookmark-end text:name="_Toc280191872"/></text:h>
                </text:list-item>
              </text:list>
            </text:list-item>
          </text:list>
        </text:list-item>
      </text:list>
      <text:p text:style-name="HTML_20_Preformatted">基于nfs文件系统，从tftp下载内核，配置如下：</text:p>
      <text:p text:style-name="HTML_20_Preformatted">NBL&gt; setenv myip 10.1.29.180</text:p>
      <text:p text:style-name="HTML_20_Preformatted">NBL&gt; setenv console on</text:p>
      <text:p text:style-name="HTML_20_Preformatted">NBL&gt; setenv servip 10.1.29.44</text:p>
      <text:p text:style-name="HTML_20_Preformatted">NBL&gt; diag ethaddr 00:11:22:33:44:55</text:p>
      <text:p text:style-name="HTML_20_Preformatted">NBL&gt; setenv gateip 10.1.29.1</text:p>
      <text:p text:style-name="HTML_20_Preformatted">注意，这里servip是tftp服务器地址,myip是板子ip，ethaddr是板的mac,这根据自己情况设置。gateip只为保留用，可以不设置。</text:p>
      <text:p text:style-name="HTML_20_Preformatted"/>
      <text:p text:style-name="HTML_20_Preformatted">最后，下电，再上电并启动开发板:</text:p>
      <text:p text:style-name="HTML_20_Preformatted">NBL&gt; boot -t elf -c "mem=252MB console=ttyS0,115200n8 root=/dev/nfs nfsroot=10.1.29.44:&lt;your nfs directory&gt; ip=10.1.29.180::10.1.29.1:255.255.255.0" net:tftp:vmlinux</text:p>
      <text:p text:style-name="HTML_20_Preformatted">这里，"nfsroot=10.1.29.44:&lt;your nfs directory&gt;"对应你机器的nfs服务目录，“ip=10.1.29.180::10.1.29.1:255.255.255.0“对应你板子的ip地址，需要修改。</text:p>
      <text:p text:style-name="HTML_20_Preformatted">这样，就可以启动开发了。如果在开发板和pc之间通过你的nfs目录相关联，可以通过这个目录在pc和你开发板间传递数据。</text:p>
      <text:p text:style-name="HTML_20_Preformatted"/>
      <text:list xml:id="list526063795" text:continue-numbering="true" text:style-name="L1">
        <text:list-item>
          <text:list>
            <text:list-item>
              <text:h text:style-name="P14" text:outline-level="2"><text:bookmark-start text:name="_Toc280191873"/>程序运行<text:bookmark-end text:name="_Toc280191873"/></text:h>
            </text:list-item>
          </text:list>
        </text:list-item>
      </text:list>
      <text:p text:style-name="HTML_20_Preformatted">这样，即可通过“/diablo/diabloMainCpu/diablo.bin”运行程序了。</text:p>
      <text:p text:style-name="HTML_20_Preformatted">注意：</text:p>
      <text:p text:style-name="HTML_20_Preformatted">如果上电后没有自动启动，则断电后将s1902跳线组第一号开关为"off"，然后上电运行：</text:p>
      <text:p text:style-name="HTML_20_Preformatted">NBL&gt; aboot -n</text:p>
      <text:p text:style-name="HTML_20_Preformatted">成功启动后将开发板断电并设置s1902跳线组第一号开关为"on"，再次上电即可。</text:p>
      <text:p text:style-name="HTML_20_Preformatted"/>
      <text:list xml:id="list565211700" text:continue-numbering="true" text:style-name="L1">
        <text:list-item>
          <text:h text:style-name="P10" text:outline-level="1"><text:bookmark-start text:name="_Toc280191874"/>其他补充<text:bookmark-end text:name="_Toc280191874"/></text:h>
        </text:list-item>
      </text:list>
      <text:p text:style-name="HTML_20_Preformatted">1,编译好内核之后，会生成三种格式的内核,路径分别如下：</text:p>
      <text:p text:style-name="HTML_20_Preformatted">a)bin格式：avp13Build/arch/arm/boot/Image</text:p>
      <text:p text:style-name="HTML_20_Preformatted">b)压缩格式：avp13Build/arch/arm/boot/zImage</text:p>
      <text:p text:style-name="HTML_20_Preformatted"><text:soft-page-break/>c)elf格式：avp13Build/vmlinux</text:p>
      <text:p text:style-name="HTML_20_Preformatted">这里，我们使用elf格式启动。</text:p>
      <text:p text:style-name="HTML_20_Preformatted">注意：如果使用.bin格式或者压缩格式的内核，那么烧写的时候必须以"*.bin"或者"*.gz"为扩展名,以便NBL能够自动识别。</text:p>
      <text:p text:style-name="HTML_20_Preformatted"/>
      <text:p text:style-name="HTML_20_Preformatted">2,NBL的编译过程：</text:p>
      <text:p text:style-name="HTML_20_Preformatted">$export PATH=/usr/local/arm-sony-linux-gnueabi/devel/bin:${PATH//\/usr\/local\/arm-sony-linux-gnueabi\/devel\/bin:/}</text:p>
      <text:p text:style-name="HTML_20_Preformatted">$ cd ${RELDIR}/loader</text:p>
      <text:p text:style-name="HTML_20_Preformatted">$ ./setup diablo avp13 rom </text:p>
      <text:p text:style-name="HTML_20_Preformatted">$ make</text:p>
      <text:p text:style-name="HTML_20_Preformatted">这里，${RELDIR}是要编译的BootLoader的源代码所在路径。</text:p>
      <text:p text:style-name="HTML_20_Preformatted">生成的文件如下：</text:p>
      <text:p text:style-name="HTML_20_Preformatted"><text:s text:c="4"/>${RELDIR}/loader/arch/arm/diablo/nbl-avp13.raw</text:p>
      <text:p text:style-name="HTML_20_Preformatted"><text:s text:c="4"/>${RELDIR}/loader/arch/arm/diablo/nbl-avp13.nui</text:p>
      <text:p text:style-name="HTML_20_Preformatted">其中，向nor写nbl用raw文件，更新nbl用nui文件。</text:p>
      <text:p text:style-name="HTML_20_Preformatted"/>
      <text:p text:style-name="HTML_20_Preformatted">3,NBL的烧写：</text:p>
      <text:p text:style-name="HTML_20_Preformatted">烧写NBL有可选两种途径：</text:p>
      <text:p text:style-name="HTML_20_Preformatted">3.1)使用JTAG写NBL:</text:p>
      <text:p text:style-name="HTML_20_Preformatted">当使用JTAG向Nor Flash中写入NBL的时候，NBL的raw文件会从Nor flash的初始地址下载。</text:p>
      <text:p text:style-name="HTML_20_Preformatted">具体应该参考：ICEによるROM焼き手順/AVP-13基板とadvicePro.ppt</text:p>
      <text:p text:style-name="HTML_20_Preformatted">这里未经实践，不再叙述。</text:p>
      <text:p text:style-name="HTML_20_Preformatted"/>
      <text:p text:style-name="HTML_20_Preformatted">3.2)在原有NBL基础上更新：</text:p>
      <text:p text:style-name="HTML_20_Preformatted">NBL&gt; update -f net:tftp:/nbl.nui</text:p>
      <text:p text:style-name="HTML_20_Preformatted">这个过程基于tftp传输，所以需要事先把nbl.nui文件拷贝到pc机的tftp的导出目录。</text:p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MS Gothic" svg:font-family="'MS Gothic'" style:font-family-generic="roman" style:font-pitch="variable"/>
    <style:font-face style:name="MS Mincho" svg:font-family="'MS Mincho'" style:font-family-generic="roman" style:font-pitch="variable"/>
    <style:font-face style:name="MS PGothic" svg:font-family="'MS PGothic'" style:font-family-generic="roman" style:font-pitch="variable"/>
    <style:font-face style:name="MS PMincho" svg:font-family="'MS PMincho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LGC Sans" svg:font-family="'DejaVu LGC Sans'" style:font-family-generic="system" style:font-pitch="variable"/>
    <style:font-face style:name="MS Mincho1" svg:font-family="'MS Mincho'" style:font-family-generic="system" style:font-pitch="variable"/>
    <style:font-face style:name="MS PGothic1" svg:font-family="'MS PGothic'" style:font-family-generic="system" style:font-pitch="variable"/>
    <style:font-face style:name="MS PMincho1" svg:font-family="'MS PMincho'" style:font-family-generic="system" style:font-pitch="variable"/>
    <style:font-face style:name="SimHei" svg:font-family="SimHei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pt" fo:language="en" fo:country="US" style:letter-kerning="true" style:font-name-asian="宋体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MS Gothic" fo:font-size="9pt" style:font-size-asian="9pt" style:language-asian="zh" style:country-asian="CN" style:font-name-complex="Arial1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class="text">
      <style:text-properties style:font-name="MS PGothic" fo:font-size="11pt" style:font-name-asian="MS PGothic1" style:font-size-asian="11pt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next-style-name="Text_20_body" style:default-outline-level="1" style:class="text">
      <style:paragraph-properties fo:line-height="100%" fo:text-align="start" style:justify-single-word="false" fo:orphans="2" fo:widows="2" fo:keep-with-next="always"/>
      <style:text-properties style:font-name="SimSun" fo:font-size="16pt" fo:font-weight="bold" style:letter-kerning="true" style:font-size-asian="16pt" style:font-weight-asian="bold" style:font-name-complex="Times New Roman1" style:font-size-complex="16pt"/>
    </style:style>
    <style:style style:name="Heading_20_2" style:display-name="Heading 2" style:family="paragraph" style:next-style-name="Text_20_body" style:default-outline-level="2" style:class="text">
      <style:paragraph-properties fo:orphans="2" fo:widows="2" fo:keep-with-next="always"/>
      <style:text-properties style:font-name="MS PGothic" fo:font-size="14pt" fo:font-weight="bold" style:letter-kerning="true" style:font-name-asian="MS PGothic1" style:font-size-asian="14pt" style:font-weight-asian="bold" style:font-name-complex="Courier New" style:font-size-complex="14pt"/>
    </style:style>
    <style:style style:name="Heading_20_3" style:display-name="Heading 3" style:family="paragraph" style:next-style-name="Text_20_body" style:default-outline-level="3" style:class="text">
      <style:paragraph-properties fo:margin-left="0cm" fo:margin-right="0.318cm" fo:text-indent="0cm" style:auto-text-indent="false" fo:keep-with-next="always"/>
      <style:text-properties style:font-name="SimSun" fo:font-size="12pt" fo:font-weight="bold" style:font-size-asian="12pt" style:font-weight-asian="bold" style:font-size-complex="12pt"/>
    </style:style>
    <style:style style:name="Heading_20_4" style:display-name="Heading 4" style:family="paragraph" style:next-style-name="Text_20_body" style:default-outline-level="4" style:class="text">
      <style:paragraph-properties fo:margin-top="0.494cm" fo:margin-bottom="0.512cm" fo:line-height="156%" fo:keep-with-next="always"/>
      <style:text-properties style:font-name="Arial" fo:font-size="10.5pt" fo:font-weight="bold" style:font-name-asian="SimHei" style:font-size-asian="10.5pt" style:font-weight-asian="bold" style:font-size-complex="14pt" style:font-weight-complex="bold"/>
    </style:style>
    <style:style style:name="Heading_20_5" style:display-name="Heading 5" style:family="paragraph" style:next-style-name="Text_20_body" style:default-outline-level="5" style:class="text">
      <style:paragraph-properties fo:margin-top="0.494cm" fo:margin-bottom="0.512cm" fo:line-height="156%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next-style-name="Text_20_body" style:default-outline-level="6" style:class="text">
      <style:paragraph-properties fo:margin-top="0.423cm" fo:margin-bottom="0.113cm" fo:line-height="133%" fo:keep-with-next="always"/>
      <style:text-properties style:font-name="Arial" fo:font-size="12pt" fo:font-weight="bold" style:font-name-asian="SimHei" style:font-size-asian="12pt" style:font-weight-asian="bold" style:font-name-complex="Times New Roman1" style:font-size-complex="12pt" style:font-weight-complex="bold"/>
    </style:style>
    <style:style style:name="Heading_20_7" style:display-name="Heading 7" style:family="paragraph" style:next-style-name="Text_20_body" style:default-outline-level="7" style:class="text">
      <style:paragraph-properties fo:margin-top="0.423cm" fo:margin-bottom="0.113cm" fo:line-height="133%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next-style-name="Text_20_body" style:default-outline-level="8" style:class="text">
      <style:paragraph-properties fo:margin-top="0.423cm" fo:margin-bottom="0.113cm" fo:line-height="133%" fo:keep-with-next="always"/>
      <style:text-properties style:font-name="Arial" fo:font-size="12pt" style:font-name-asian="SimHei" style:font-size-asian="12pt" style:font-name-complex="Times New Roman1" style:font-size-complex="12pt"/>
    </style:style>
    <style:style style:name="Heading_20_9" style:display-name="Heading 9" style:family="paragraph" style:next-style-name="Text_20_body" style:default-outline-level="9" style:class="text">
      <style:paragraph-properties fo:margin-top="0.423cm" fo:margin-bottom="0.113cm" fo:line-height="133%" fo:keep-with-next="always"/>
      <style:text-properties style:font-name="Arial" fo:font-size="10.5pt" style:font-name-asian="SimHei" style:font-size-asian="10.5pt" style:font-name-complex="Times New Roman1" style:font-size-complex="10.5pt"/>
    </style:style>
    <style:style style:name="Normal_20_Indent" style:display-name="Normal Indent" style:family="paragraph">
      <style:paragraph-properties fo:margin-left="0cm" fo:margin-right="0cm" fo:text-indent="0.741cm" style:auto-text-indent="false"/>
      <style:text-properties fo:font-size="12pt" style:font-size-asian="12pt"/>
    </style:style>
    <style:style style:name="Contents_20_1" style:display-name="Contents 1" style:family="paragraph" style:class="index">
      <style:paragraph-properties fo:margin-left="0cm" fo:margin-right="0cm" fo:margin-top="0.212cm" fo:margin-bottom="0.212cm" fo:text-align="start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style:font-weight-complex="bold"/>
    </style:style>
    <style:style style:name="Contents_20_2" style:display-name="Contents 2" style:family="paragraph" style:class="index">
      <style:paragraph-properties fo:margin-left="0.37cm" fo:margin-right="0cm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class="index">
      <style:paragraph-properties fo:margin-left="0.741cm" fo:margin-right="0cm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 style:font-style-complex="italic"/>
    </style:style>
    <style:style style:name="Contents_20_4" style:display-name="Contents 4" style:family="paragraph" style:class="index">
      <style:paragraph-properties fo:margin-left="1.111cm" fo:margin-right="0cm" fo:text-align="start" style:justify-single-word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class="index">
      <style:paragraph-properties fo:margin-left="1.482cm" fo:margin-right="0cm" fo:text-align="start" style:justify-single-word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class="index">
      <style:paragraph-properties fo:margin-left="1.852cm" fo:margin-right="0cm" fo:text-align="start" style:justify-single-word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class="index">
      <style:paragraph-properties fo:margin-left="2.223cm" fo:margin-right="0cm" fo:text-align="start" style:justify-single-word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class="index">
      <style:paragraph-properties fo:margin-left="2.593cm" fo:margin-right="0cm" fo:text-align="start" style:justify-single-word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class="index">
      <style:paragraph-properties fo:margin-left="2.963cm" fo:margin-right="0cm" fo:text-align="start" style:justify-single-word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Footer" style:family="paragraph" style:class="extra">
      <style:paragraph-properties fo:line-height="100%" fo:text-align="start" style:justify-single-word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class="extra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026cm solid #00000a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class="text">
      <style:paragraph-properties fo:margin-left="0.75cm" fo:margin-right="0cm" fo:text-indent="0.75cm" style:auto-text-indent="false"/>
      <style:text-properties style:font-name="Arial"/>
    </style:style>
    <style:style style:name="HTML_20_Address" style:display-name="HTML Address" style:family="paragraph">
      <style:paragraph-properties fo:line-height="100%"/>
      <style:text-properties fo:font-size="10.5pt" fo:font-style="italic" style:font-size-asian="10.5pt" style:font-style-asian="italic" style:font-size-complex="12pt" style:font-style-complex="italic"/>
    </style:style>
    <style:style style:name="水印" style:family="paragraph">
      <style:paragraph-properties style:line-height-at-least="0.423cm"/>
      <style:text-properties fo:font-size="10.5pt" style:font-size-asian="10.5pt"/>
    </style:style>
    <style:style style:name="xl40" style:family="paragraph"/>
    <style:style style:name="xl45" style:family="paragraph"/>
    <style:style style:name="xl26" style:family="paragraph"/>
    <style:style style:name="Document_20_Map" style:display-name="Document Map" style:family="paragraph">
      <style:paragraph-properties fo:background-color="#000080">
        <style:background-image/>
      </style:paragraph-properties>
    </style:style>
    <style:style style:name="Balloon_20_Text" style:display-name="Balloon Text" style:family="paragraph"/>
    <style:style style:name="标题_20_11" style:display-name="标题 11" style:family="paragraph">
      <style:paragraph-properties fo:margin-top="0.423cm" fo:margin-bottom="0.106cm" fo:text-align="start" style:justify-single-word="false" fo:keep-with-next="always"/>
      <style:text-properties fo:font-size="16pt" fo:font-weight="bold" style:letter-kerning="true" style:font-name-asian="SimHei" style:font-size-asian="16pt" style:font-weight-asian="bold" style:font-weight-complex="bold"/>
    </style:style>
    <style:style style:name="Body_20_Text_20_Indent" style:display-name="Body Text Indent" style:family="paragraph"/>
    <style:style style:name="Note_20_Heading" style:display-name="Note Heading" style:family="paragraph">
      <style:paragraph-properties fo:line-height="100%" fo:text-align="center" style:justify-single-word="false"/>
      <style:text-properties style:font-name="MS PMincho" style:font-name-asian="MS PGothic1" style:language-asian="ja" style:country-asian="JP"/>
    </style:style>
    <style:style style:name="CellFooting" style:family="paragraph">
      <style:paragraph-properties style:line-height-at-least="0.494cm" fo:text-align="center" style:justify-single-word="false" fo:orphans="2" fo:widows="2" style:writing-mode="lr-tb"/>
      <style:text-properties style:use-window-font-color="true" style:font-name-asian="MS Mincho1"/>
    </style:style>
    <style:style style:name="チャート" style:family="paragraph">
      <style:paragraph-properties fo:line-height="0.388cm" fo:text-align="center" style:justify-single-word="false"/>
      <style:text-properties style:font-name="MS Mincho" style:font-name-asian="MS Mincho1" style:language-asian="ja" style:country-asian="JP"/>
    </style:style>
    <style:style style:name="caption" style:family="paragraph">
      <style:paragraph-properties fo:line-height="100%" fo:text-align="center" style:justify-single-word="false"/>
      <style:text-properties style:font-name="MS Mincho" fo:font-weight="bold" style:font-name-asian="MS PMincho1" style:language-asian="ja" style:country-asian="JP" style:font-weight-asian="bold" style:font-size-complex="10.5pt" style:font-weight-complex="bold"/>
    </style:style>
    <style:style style:name="index_20_1" style:display-name="index 1" style:family="paragraph">
      <style:paragraph-properties fo:line-height="100%" fo:orphans="2" fo:widows="2"/>
      <style:text-properties style:font-name="MS PGothic" fo:font-size="10.5pt" style:font-name-asian="MS PGothic1" style:font-size-asian="10.5pt" style:font-name-complex="Courier New" style:font-size-complex="10.5pt"/>
    </style:style>
    <style:style style:name="样式1" style:family="paragraph"/>
    <style:style style:name="index_20_3" style:display-name="index 3" style:family="paragraph">
      <style:paragraph-properties fo:margin-left="0.353cm" fo:margin-right="0cm" fo:text-indent="-0.318cm" style:auto-text-indent="false"/>
    </style:style>
    <style:style style:name="List_20_Number_20_3" style:display-name="List Number 3" style:family="paragraph"/>
    <style:style style:name="List_20_Paragraph" style:display-name="List Paragraph" style:family="paragraph">
      <style:paragraph-properties fo:margin-left="1.482cm" fo:margin-right="0cm" fo:text-indent="0cm" style:auto-text-indent="false"/>
    </style:style>
    <style:style style:name="HTML_20_Preformatted" style:display-name="HTML Preformatted" style:family="paragraph">
      <style:paragraph-properties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size="12pt" style:font-size-asian="12pt" style:font-name-complex="宋体1" style:font-size-complex="12pt"/>
    </style:style>
    <style:style style:name="Default_20_Paragraph_20_Font" style:display-name="Default Paragraph Font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页脚_20_Char" style:display-name="页脚 Char" style:family="text">
      <style:text-properties fo:font-size="9pt" fo:language="en" fo:country="US" style:letter-kerning="true" style:font-name-asian="SimSun1" style:font-size-asian="9pt" style:language-asian="zh" style:country-asian="CN" style:language-complex="ar" style:country-complex="SA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预设格式_20_Char" style:display-name="HTML 预设格式 Char" style:family="text">
      <style:text-properties style:font-name="宋体" fo:font-size="12pt" style:font-size-asian="12pt" style:language-asian="zh" style:country-asian="CN" style:font-name-complex="宋体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Converted1">
      <style:paragraph-properties style:page-number="auto"/>
    </style:style>
    <style:style style:name="MP2" style:family="paragraph" style:parent-style-name="Standard" style:master-page-name="Converted3">
      <style:paragraph-properties style:page-number="auto"/>
    </style:style>
    <style:page-layout style:name="Mpm1">
      <style:page-layout-properties fo:page-width="21.001cm" fo:page-height="29.7cm" style:num-format="1" style:print-orientation="portrait" fo:margin-top="1.3cm" fo:margin-bottom="2cm" fo:margin-left="2.501cm" fo:margin-right="1.501cm" style:writing-mode="lr-tb" style:layout-grid-color="#c0c0c0" style:layout-grid-lines="264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cm" fo:margin-left="0cm" fo:margin-right="0cm" fo:margin-bottom="0.6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15cm" fo:margin-bottom="2.501cm" fo:margin-left="1.9cm" fo:margin-right="1.9cm" style:writing-mode="lr-tb" style:layout-grid-color="#c0c0c0" style:layout-grid-lines="2604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环境构筑手册v0.0.3</text:p>
      </style:header>
    </style:master-page>
    <style:master-page style:name="Converted1" style:page-layout-name="Mpm2"/>
    <style:master-page style:name="Converted2" style:page-layout-name="Mpm3">
      <style:header>
        <text:p text:style-name="Header"/>
      </style:header>
      <style:header-left>
        <text:p text:style-name="MP2"/>
      </style:header-left>
    </style:master-page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                               </dc:title>
    <meta:initial-creator>Neusoft</meta:initial-creator>
    <dc:creator>quietheart </dc:creator>
    <meta:editing-cycles>51</meta:editing-cycles>
    <meta:print-date>2002-02-28T10:43:00</meta:print-date>
    <meta:creation-date>2010-10-22T10:35:00</meta:creation-date>
    <dc:date>2010-12-15T16:42:04</dc:date>
    <meta:editing-duration>PT00H05M56S</meta:editing-duration>
    <meta:generator>OpenOffice.org/3.1$Linux OpenOffice.org_project/310m19$Build-9420</meta:generator>
    <meta:document-statistic meta:table-count="2" meta:image-count="0" meta:object-count="0" meta:page-count="7" meta:paragraph-count="232" meta:word-count="999" meta:character-count="6002"/>
    <meta:template xlink:type="simple" xlink:actuate="onRequest" xlink:title="Normal.dotm" xlink:href=""/>
  </office:meta>
</office:document-meta>
</file>